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3-4)</text:p>
          </table:table-cell>
          <table:table-cell office:value-type="string">
            <text:p>21</text:p>
          </table:table-cell>
          <table:table-cell office:value-type="string">
            <text:p>19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all St. (5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41</text:p>
          </table:table-cell>
          <table:table-cell office:value-type="string">
            <text:p>.02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38</text:p>
          </table:table-cell>
          <table:table-cell office:value-type="string">
            <text:p>.02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Ball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3</text:p>
          </table:table-cell>
          <table:table-cell office:value-type="string">
            <text:p>27</text:p>
          </table:table-cell>
          <table:table-cell office:value-type="string">
            <text:p>115</text:p>
          </table:table-cell>
          <table:table-cell office:value-type="string">
            <text:p>.052</text:p>
          </table:table-cell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5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1.0</text:p>
          </table:table-cell>
        </table:table-row>
      </table:table>
      <table:table table:name="Sheet 3">
        <table:table-row>
          <table:table-cell office:value-type="string">
            <text:p>Ball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te Avil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rooklyn Goodsel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race Nel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Bailey Baum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very Devo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Emily Holland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llie Dunn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mber Seama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667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ydnee Vanbeek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-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ia Holder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Lauren Schrei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Meg Starling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7</text:p>
          </table:table-cell>
          <table:table-cell office:value-type="string">
            <text:p>116</text:p>
          </table:table-cell>
          <table:table-cell office:value-type="string">
            <text:p>.181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